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23cm" fo:min-width="19.649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979cm"/>
    </style:style>
    <style:style style:name="gr4"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5.954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414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564cm"/>
    </style:style>
    <style:style style:name="gr10" style:family="graphic" style:parent-style-name="objectwithoutfill">
      <style:graphic-properties draw:stroke="dash" draw:stroke-dash="Dashed_20__28_var_29_" svg:stroke-color="#000000"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2.845cm" fo:min-width="2.36cm"/>
    </style:style>
    <style:style style:name="gr12" style:family="graphic" style:parent-style-name="objectwithoutfill">
      <style:graphic-properties svg:stroke-color="#000000" draw:marker-end="Arrow"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6.517cm"/>
    </style:style>
    <style:style style:name="gr14"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2.134cm" fo:min-width="4.439cm"/>
    </style:style>
    <style:style style:name="gr16" style:family="graphic" style:parent-style-name="standard">
      <style:graphic-properties draw:fill="solid" draw:fill-color="#f04e4d" draw:textarea-horizontal-align="justify" draw:textarea-vertical-align="middle" draw:auto-grow-height="false" fo:min-height="0.132cm" fo:min-width="0cm"/>
    </style:style>
    <style:style style:name="gr17" style:family="graphic" style:parent-style-name="standard">
      <style:graphic-properties draw:fill="solid" draw:fill-color="#faa61a" draw:textarea-horizontal-align="justify" draw:textarea-vertical-align="middle" draw:auto-grow-height="false" fo:min-height="0.29cm" fo:min-width="0.04cm"/>
    </style:style>
    <style:style style:name="gr18" style:family="graphic" style:parent-style-name="standard">
      <style:graphic-properties draw:fill="none" draw:textarea-horizontal-align="justify" draw:textarea-vertical-align="middle" draw:auto-grow-height="false" fo:min-height="6.608cm" fo:min-width="8.39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18cm"/>
    </style:style>
    <style:style style:name="gr21" style:family="graphic" style:parent-style-name="standard">
      <style:graphic-properties draw:textarea-horizontal-align="justify" draw:textarea-vertical-align="middle" draw:auto-grow-height="false" fo:min-height="0.398cm" fo:min-width="1.786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33cm"/>
    </style:style>
    <style:style style:name="gr23" style:family="graphic" style:parent-style-name="standard">
      <style:graphic-properties draw:fill="solid" draw:fill-color="#faa61a" draw:textarea-horizontal-align="justify" draw:textarea-vertical-align="middle" draw:auto-grow-height="false" fo:min-height="0.258cm" fo:min-width="3.056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2.419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4.011cm"/>
    </style:style>
    <style:style style:name="gr26" style:family="graphic" style:parent-style-name="standard">
      <style:graphic-properties draw:fill="solid" draw:fill-color="#f04e4d" draw:textarea-horizontal-align="justify" draw:textarea-vertical-align="middle" draw:auto-grow-height="false" fo:min-height="0.258cm" fo:min-width="0cm"/>
    </style:style>
    <style:style style:name="gr27" style:family="graphic" style:parent-style-name="objectwithoutfill">
      <style:graphic-properties svg:stroke-width="0.2cm" svg:stroke-color="#000000" draw:marker-start-width="0.8cm" draw:marker-end="Arrow" draw:marker-end-width="0.4cm" draw:fill="none" draw:textarea-vertical-align="middle" fo:padding-top="0.225cm" fo:padding-bottom="0.225cm" fo:padding-left="0.35cm" fo:padding-right="0.35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9" style:family="graphic" style:parent-style-name="objectwithoutfill">
      <style:graphic-properties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3.097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3.063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544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588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94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446cm"/>
    </style:style>
    <style:style style:name="gr36" style:family="graphic" style:parent-style-name="standard">
      <style:graphic-properties draw:fill="solid" draw:fill-color="#faa61a" draw:textarea-horizontal-align="justify" draw:textarea-vertical-align="middle" draw:auto-grow-height="false" fo:min-height="0.258cm" fo:min-width="4.542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9.629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3.304cm"/>
    </style:style>
    <style:style style:name="gr39" style:family="graphic" style:parent-style-name="standard">
      <style:graphic-properties draw:stroke="none" svg:stroke-color="#000000" draw:fill="none" draw:fill-color="#ffffff" draw:textarea-horizontal-align="left" draw:auto-grow-height="true" draw:auto-grow-width="true" fo:min-height="9.244cm" fo:min-width="4.54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009cm"/>
    </style:style>
    <style:style style:name="gr41" style:family="graphic" style:parent-style-name="objectwithoutfill">
      <style:graphic-properties svg:stroke-width="0.2cm" svg:stroke-color="#ba131a" draw:marker-start-width="0.8cm" draw:marker-end-width="0.8cm" draw:fill="none" draw:textarea-vertical-align="middle" fo:padding-top="0.225cm" fo:padding-bottom="0.225cm" fo:padding-left="0.35cm" fo:padding-right="0.3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4.328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5.319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418cm"/>
    </style:style>
    <style:style style:name="gr46" style:family="graphic" style:parent-style-name="standard">
      <style:graphic-properties draw:stroke="none" svg:stroke-color="#000000" draw:fill="none" draw:fill-color="#ffffff" draw:textarea-horizontal-align="left" draw:auto-grow-height="true" draw:auto-grow-width="true" fo:min-height="4.267cm" fo:min-width="21.198cm"/>
    </style:style>
    <style:style style:name="gr47" style:family="graphic" style:parent-style-name="objectwithoutfill">
      <style:graphic-properties draw:stroke="dash" draw:stroke-dash="Dashed_20__28_var_29_" svg:stroke-color="#000000"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4.267cm" fo:min-width="18.608cm"/>
    </style:style>
    <style:style style:name="gr49" style:family="graphic" style:parent-style-name="objectwithoutfill">
      <style:graphic-properties svg:stroke-width="0.1cm" svg:stroke-color="#0066b3" draw:marker-start-width="0.5cm" draw:marker-end-width="0.5cm" draw:fill="none" draw:textarea-vertical-align="middle" fo:padding-top="0.175cm" fo:padding-bottom="0.175cm" fo:padding-left="0.3cm" fo:padding-right="0.3cm"/>
    </style:style>
    <style:style style:name="gr50" style:family="graphic" style:parent-style-name="objectwithoutfill">
      <style:graphic-properties svg:stroke-width="0.1cm" svg:stroke-color="#f58220" draw:marker-start-width="0.5cm" draw:marker-end-width="0.5cm" draw:fill="none" draw:textarea-vertical-align="middle" fo:padding-top="0.175cm" fo:padding-bottom="0.175cm" fo:padding-left="0.3cm" fo:padding-right="0.3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2.779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606cm"/>
    </style:style>
    <style:style style:name="gr54" style:family="graphic" style:parent-style-name="objectwithoutfill">
      <style:graphic-properties svg:stroke-width="0.3cm" svg:stroke-color="#000000" draw:marker-start-width="1.1cm" draw:marker-end-width="1.1cm" draw:fill="none" draw:textarea-vertical-align="middle" fo:padding-top="0.275cm" fo:padding-bottom="0.275cm" fo:padding-left="0.4cm" fo:padding-right="0.4cm"/>
    </style:style>
    <style:style style:name="gr55" style:family="graphic" style:parent-style-name="standard">
      <style:graphic-properties draw:fill="none" draw:textarea-horizontal-align="justify" draw:textarea-vertical-align="middle" draw:auto-grow-height="false" fo:min-height="1.02cm" fo:min-width="1.532cm"/>
    </style:style>
    <style:style style:name="gr56" style:family="graphic" style:parent-style-name="standard">
      <style:graphic-properties draw:textarea-horizontal-align="justify" draw:textarea-vertical-align="middle" draw:auto-grow-height="false" fo:min-height="0.436cm" fo:min-width="1.786cm"/>
    </style:style>
    <style:style style:name="gr57" style:family="graphic" style:parent-style-name="standard">
      <style:graphic-properties draw:stroke="none" svg:stroke-color="#000000" draw:fill="none" draw:fill-color="#ffffff" draw:textarea-horizontal-align="left" draw:auto-grow-height="true" draw:auto-grow-width="false" fo:min-height="8.533cm" fo:min-width="0cm"/>
    </style:style>
    <style:style style:name="gr58" style:family="graphic" style:parent-style-name="standard">
      <style:graphic-properties draw:stroke="none" svg:stroke-color="#000000" draw:fill="none" draw:fill-color="#ffffff" draw:textarea-horizontal-align="left" draw:auto-grow-height="true" draw:auto-grow-width="false" fo:min-height="9.955cm" fo:min-width="0cm"/>
    </style:style>
    <style:style style:name="pr1" style:family="presentation" style:parent-style-name="Default-notes">
      <style:graphic-properties draw:fill-color="#ffffff" fo:min-height="13.364cm"/>
    </style:style>
    <style:style style:name="pr2" style:family="presentation" style:parent-style-name="Default-outline1">
      <style:graphic-properties fo:min-height="8.884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none" draw:fill-color="#ffffff"/>
      <style:text-properties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solid" draw:fill-color="#f04e4d"/>
      <style:paragraph-properties fo:text-align="center"/>
    </style:style>
    <style:style style:name="P6" style:family="paragraph">
      <loext:graphic-properties draw:fill="solid" draw:fill-color="#faa61a"/>
      <style:paragraph-properties fo:text-align="center"/>
    </style:style>
    <style:style style:name="P7" style:family="paragraph">
      <style:paragraph-properties fo:text-align="center"/>
    </style:style>
    <style:style style:name="P8"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0.149cm" svg:height="1.673cm" svg:x="3.81cm" svg:y="2.286cm">
          <draw:text-box>
            <text:p>Représentation en 4D des informations disponibles sur site contaminé<text:line-break/>et résultats des analyses sur échantillons prélevés</text:p>
          </draw:text-box>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3" draw:text-style-name="P3" draw:layer="layout" svg:width="2.479cm" svg:height="0.962cm" svg:x="8.125cm" svg:y="2.34cm">
          <draw:text-box>
            <text:p><text:span text:style-name="T1">Objets</text:span></text:p>
          </draw:text-box>
        </draw:frame>
        <draw:frame draw:style-name="gr4" draw:text-style-name="P1" draw:layer="layout" svg:width="3.302cm" svg:height="5.228cm" svg:x="19.304cm" svg:y="1.386cm">
          <draw:text-box>
            <text:p><text:span text:style-name="T1">Actions</text:span><text:line-break/>type<text:line-break/>acteurs</text:p>
            <text:p>début<text:line-break/>fin<text:line-break/>résultat</text:p>
          </draw:text-box>
        </draw:frame>
        <draw:frame draw:style-name="gr5" draw:text-style-name="P1" draw:layer="layout" svg:width="7.631cm" svg:height="1.673cm" svg:x="19.293cm" svg:y="7.42cm">
          <draw:text-box>
            <text:p>Observations/mesures</text:p>
          </draw:text-box>
        </draw:frame>
        <draw:line draw:style-name="gr6" draw:text-style-name="P4" draw:layer="layout" svg:x1="19.304cm" svg:y1="2.848cm" svg:x2="10.46cm" svg:y2="2.848cm">
          <text:p/>
        </draw:line>
        <draw:line draw:style-name="gr6" draw:text-style-name="P4" draw:layer="layout" svg:x1="19.293cm" svg:y1="7.928cm" svg:x2="10.46cm" svg:y2="3.302cm">
          <text:p/>
        </draw:line>
        <draw:line draw:style-name="gr6" draw:text-style-name="P4" draw:layer="layout" svg:x1="7.874cm" svg:y1="6.15cm" svg:x2="9.144cm" svg:y2="3.61cm">
          <text:p/>
        </draw:line>
        <draw:frame draw:style-name="gr7" draw:text-style-name="P1" draw:layer="layout" svg:width="6.454cm" svg:height="0.962cm" svg:x="6.096cm" svg:y="6.658cm">
          <draw:text-box>
            <text:p>Forages/piezomètres</text:p>
          </draw:text-box>
        </draw:frame>
        <draw:frame draw:style-name="gr8" draw:text-style-name="P1" draw:layer="layout" svg:width="3.914cm" svg:height="0.962cm" svg:x="8.89cm" svg:y="9.706cm">
          <draw:text-box>
            <text:p>Echantillons</text:p>
          </draw:text-box>
        </draw:frame>
        <draw:line draw:style-name="gr6" draw:text-style-name="P4" draw:layer="layout" svg:x1="10.16cm" svg:y1="9.706cm" svg:x2="7.874cm" svg:y2="7.62cm">
          <text:p/>
        </draw:line>
        <draw:frame draw:style-name="gr9" draw:text-style-name="P1" draw:layer="layout" svg:width="7.064cm" svg:height="0.962cm" svg:x="17.78cm" svg:y="12.192cm">
          <draw:text-box>
            <text:p>TEMPS/SUCCESSION</text:p>
          </draw:text-box>
        </draw:frame>
        <draw:line draw:style-name="gr10" draw:text-style-name="P4" draw:layer="layout" svg:x1="19.293cm" svg:y1="5.588cm" svg:x2="12.689cm" svg:y2="9.706cm">
          <text:p/>
        </draw:line>
        <draw:line draw:style-name="gr10" draw:text-style-name="P4" draw:layer="layout" svg:x1="20.574cm" svg:y1="5.892cm" svg:x2="21.844cm" svg:y2="7.62cm">
          <text:p/>
        </draw:line>
        <draw:frame draw:style-name="gr11" draw:text-style-name="P1" draw:layer="layout" svg:width="2.86cm" svg:height="3.095cm" svg:x="23.114cm" svg:y="1.27cm">
          <draw:text-box>
            <text:p>Creuser<text:line-break/>Préléver<text:line-break/>Mesurer</text:p>
            <text:p>...</text:p>
          </draw:text-box>
        </draw:frame>
        <draw:path draw:style-name="gr12" draw:text-style-name="P4" draw:layer="layout" svg:width="1.595cm" svg:height="1.411cm" draw:transform="rotate (1.5707963267949) translate (18.65376cm 2.032cm)" svg:viewBox="0 0 1596 1412" svg:d="M646 1412c1132 0 1132-762 624-1270s-1270 508-1270 508">
          <text:p/>
        </draw:path>
        <draw:frame draw:style-name="gr13" draw:text-style-name="P1" draw:layer="layout" svg:width="7.017cm" svg:height="0.962cm" svg:x="2.286cm" svg:y="12.446cm">
          <draw:text-box>
            <text:p>Cycle de vie des objets</text:p>
          </draw:text-box>
        </draw:frame>
        <draw:frame draw:style-name="gr14" draw:text-style-name="P1" draw:layer="layout" svg:width="5.08cm" svg:height="3.806cm" svg:x="1.024cm" svg:y="1.194cm">
          <draw:text-box>
            <text:p><text:span text:style-name="T1">Objets</text:span> composés d’objets</text:p>
            <text:p>Ex: chaîne de T°</text:p>
          </draw:text-box>
        </draw:frame>
        <draw:frame draw:style-name="gr15" draw:text-style-name="P1" draw:layer="layout" svg:width="4.939cm" svg:height="2.384cm" svg:x="1.016cm" svg:y="5.588cm">
          <draw:text-box>
            <text:p><text:span text:style-name="T1">Objets</text:span><text:line-break/>Caractéristique <text:line-break/>Etat f(t)</text:p>
          </draw:text-box>
        </draw:fram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custom-shape draw:style-name="gr16" draw:text-style-name="P5" draw:layer="layout" svg:width="0.762cm" svg:height="0.762cm" svg:x="11.422cm" svg:y="3.5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6" draw:layer="layout" svg:width="0.762cm" svg:height="0.762cm" svg:x="8.377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6" draw:layer="layout" svg:width="0.762cm" svg:height="0.762cm" svg:x="11.17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8.89cm" svg:height="6.858cm" svg:x="6.604cm" svg:y="2.032cm">
          <text:p/>
          <draw:enhanced-geometry svg:viewBox="0 0 21600 21600" draw:type="rectangle" draw:enhanced-path="M 0 0 L 21600 0 21600 21600 0 21600 0 0 Z N"/>
        </draw:custom-shape>
        <draw:custom-shape draw:style-name="gr19" draw:text-style-name="P7" draw:layer="layout" svg:width="0.254cm" svg:height="0.254cm" svg:x="9.398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254cm" svg:height="0.254cm" svg:x="8.636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254cm" svg:height="0.254cm" svg:x="11.43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254cm" svg:height="0.254cm" svg:x="11.684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4" draw:layer="layout" svg:x1="6.096cm" svg:y1="14.592cm" svg:x2="19.304cm" svg:y2="14.592cm">
          <text:p/>
        </draw:line>
        <draw:frame draw:style-name="gr20" draw:text-style-name="P1" draw:layer="layout" svg:width="0.68cm" svg:height="0.962cm" svg:x="18.796cm" svg:y="14.706cm">
          <draw:text-box>
            <text:p>t</text:p>
          </draw:text-box>
        </draw:frame>
        <draw:custom-shape draw:style-name="gr21" draw:text-style-name="P7" draw:layer="layout" svg:width="2.286cm" svg:height="0.648cm" svg:x="9.906cm" svg:y="14.284cm">
          <text:p/>
          <draw:enhanced-geometry svg:viewBox="0 0 21600 21600" draw:type="rectangle" draw:enhanced-path="M 0 0 L 21600 0 21600 21600 0 21600 0 0 Z N"/>
        </draw:custom-shape>
        <draw:frame draw:style-name="gr22" draw:text-style-name="P3" draw:layer="layout" svg:width="2.83cm" svg:height="0.962cm" svg:x="2.515cm" svg:y="9.33cm">
          <draw:text-box>
            <text:p><text:span text:style-name="T1">Actions</text:span></text:p>
          </draw:text-box>
        </draw:frame>
        <draw:frame draw:style-name="gr5" draw:text-style-name="P1" draw:layer="layout" svg:width="8.382cm" svg:height="1.673cm" svg:x="19.304cm" svg:y="11.054cm">
          <draw:text-box>
            <text:p>Lien avec graphes Memoris</text:p>
          </draw:text-box>
        </draw:frame>
        <draw:custom-shape draw:style-name="gr23" draw:text-style-name="P6" draw:layer="layout" svg:width="3.556cm" svg:height="0.508cm" svg:x="7.62cm" svg:y="12.192cm">
          <text:p/>
          <draw:enhanced-geometry svg:viewBox="0 0 21600 21600" draw:type="rectangle" draw:enhanced-path="M 0 0 L 21600 0 21600 21600 0 21600 0 0 Z N"/>
        </draw:custom-shape>
        <draw:frame draw:style-name="gr24" draw:text-style-name="P1" draw:layer="layout" svg:width="2.919cm" svg:height="0.962cm" svg:x="2.516cm" svg:y="11.93cm">
          <draw:text-box>
            <text:p>Chauffer</text:p>
          </draw:text-box>
        </draw:frame>
        <draw:frame draw:style-name="gr25" draw:text-style-name="P1" draw:layer="layout" svg:width="4.511cm" svg:height="0.962cm" svg:x="2.516cm" svg:y="12.73cm">
          <draw:text-box>
            <text:p>Echantillonner</text:p>
          </draw:text-box>
        </draw:frame>
        <draw:custom-shape draw:style-name="gr26" draw:text-style-name="P5" draw:layer="layout" svg:width="0.356cm" svg:height="0.508cm" svg:x="10.82cm" svg:y="12.992cm">
          <text:p/>
          <draw:enhanced-geometry svg:viewBox="0 0 21600 21600" draw:type="rectangle" draw:enhanced-path="M 0 0 L 21600 0 21600 21600 0 21600 0 0 Z N"/>
        </draw:custom-shape>
        <draw:line draw:style-name="gr27" draw:text-style-name="P4" draw:layer="layout" svg:x1="7.112cm" svg:y1="8.382cm" svg:x2="7.112cm" svg:y2="7.366cm">
          <text:p/>
        </draw:line>
        <draw:frame draw:style-name="gr28" draw:text-style-name="P1" draw:layer="layout" svg:width="3.635cm" svg:height="0.962cm" svg:x="2.516cm" svg:y="13.53cm">
          <draw:text-box>
            <text:p>Mesurer T°</text:p>
          </draw:text-box>
        </draw:frame>
        <draw:line draw:style-name="gr29" draw:text-style-name="P4" draw:layer="layout" svg:x1="11.684cm" svg:y1="13.616cm" svg:x2="11.684cm" svg:y2="14.184cm">
          <text:p/>
        </draw:line>
        <draw:frame draw:style-name="gr30" draw:text-style-name="P1" draw:layer="layout" svg:width="3.597cm" svg:height="0.962cm" svg:x="2.494cm" svg:y="10.076cm">
          <draw:text-box>
            <text:p>Décapager</text:p>
          </draw:text-box>
        </draw:frame>
        <draw:frame draw:style-name="gr31" draw:text-style-name="P1" draw:layer="layout" svg:width="3.563cm" svg:height="0.962cm" svg:x="2.495cm" svg:y="10.976cm">
          <draw:text-box>
            <text:p>Remblayer</text:p>
          </draw:text-box>
        </draw:frame>
        <draw:line draw:style-name="gr6" draw:text-style-name="P4" draw:layer="layout" svg:x1="19.596cm" svg:y1="7.992cm" svg:x2="27.432cm" svg:y2="7.992cm">
          <text:p/>
        </draw:line>
        <draw:frame draw:style-name="gr20" draw:text-style-name="P1" draw:layer="layout" svg:width="0.68cm" svg:height="0.962cm" svg:x="27.006cm" svg:y="8.182cm">
          <draw:text-box>
            <text:p>t</text:p>
          </draw:text-box>
        </draw:frame>
        <draw:custom-shape draw:style-name="gr21" draw:text-style-name="P7" draw:layer="layout" svg:width="2.286cm" svg:height="0.648cm" svg:x="23.406cm" svg:y="7.684cm">
          <text:p/>
          <draw:enhanced-geometry svg:viewBox="0 0 21600 21600" draw:type="rectangle" draw:enhanced-path="M 0 0 L 21600 0 21600 21600 0 21600 0 0 Z N"/>
        </draw:custom-shape>
        <draw:frame draw:style-name="gr3" draw:text-style-name="P3" draw:layer="layout" svg:width="2.479cm" svg:height="0.962cm" svg:x="16.015cm" svg:y="2.73cm">
          <draw:text-box>
            <text:p><text:span text:style-name="T1">Objets</text:span></text:p>
          </draw:text-box>
        </draw:frame>
        <draw:custom-shape draw:style-name="gr23" draw:text-style-name="P6" draw:layer="layout" svg:width="3.556cm" svg:height="0.508cm" svg:x="22.62cm" svg:y="4.492cm">
          <text:p/>
          <draw:enhanced-geometry svg:viewBox="0 0 21600 21600" draw:type="rectangle" draw:enhanced-path="M 0 0 L 21600 0 21600 21600 0 21600 0 0 Z N"/>
        </draw:custom-shape>
        <draw:frame draw:style-name="gr32" draw:text-style-name="P1" draw:layer="layout" svg:width="5.044cm" svg:height="0.962cm" svg:x="16.016cm" svg:y="5.33cm">
          <draw:text-box>
            <text:p>Echantillon XXX</text:p>
          </draw:text-box>
        </draw:frame>
        <draw:frame draw:style-name="gr33" draw:text-style-name="P1" draw:layer="layout" svg:width="4.088cm" svg:height="0.962cm" svg:x="16.016cm" svg:y="6.53cm">
          <draw:text-box>
            <text:p>Chaine 2021</text:p>
          </draw:text-box>
        </draw:frame>
        <draw:custom-shape draw:style-name="gr26" draw:text-style-name="P5" draw:layer="layout" svg:width="0.356cm" svg:height="0.508cm" svg:x="24.32cm" svg:y="6.892cm">
          <text:p/>
          <draw:enhanced-geometry svg:viewBox="0 0 21600 21600" draw:type="rectangle" draw:enhanced-path="M 0 0 L 21600 0 21600 21600 0 21600 0 0 Z N"/>
        </draw:custom-shape>
        <draw:line draw:style-name="gr29" draw:text-style-name="P4" draw:layer="layout" svg:x1="24.13cm" svg:y1="5.582cm" svg:x2="24.13cm" svg:y2="6.15cm">
          <text:p/>
        </draw:line>
        <draw:frame draw:style-name="gr34" draw:text-style-name="P1" draw:layer="layout" svg:width="1.594cm" svg:height="0.962cm" svg:x="15.994cm" svg:y="3.476cm">
          <draw:text-box>
            <text:p>F25</text:p>
          </draw:text-box>
        </draw:frame>
        <draw:frame draw:style-name="gr35" draw:text-style-name="P1" draw:layer="layout" svg:width="1.946cm" svg:height="0.962cm" svg:x="15.995cm" svg:y="4.376cm">
          <draw:text-box>
            <text:p>F205</text:p>
          </draw:text-box>
        </draw:frame>
        <draw:custom-shape draw:style-name="gr36" draw:text-style-name="P6" draw:layer="layout" svg:width="5.042cm" svg:height="0.508cm" svg:x="21.12cm" svg:y="3.692cm">
          <text:p/>
          <draw:enhanced-geometry svg:viewBox="0 0 21600 21600" draw:type="rectangle" draw:enhanced-path="M 0 0 L 21600 0 21600 21600 0 21600 0 0 Z N"/>
        </draw:custom-shape>
        <draw:frame draw:style-name="gr37" draw:text-style-name="P1" draw:layer="layout" svg:width="10.129cm" svg:height="0.962cm" svg:x="17.526cm" svg:y="0.762cm">
          <draw:text-box>
            <text:p>Etat (existence, fonctionnement...)</text:p>
          </draw:text-box>
        </draw:frame>
        <draw:frame draw:style-name="gr38" draw:text-style-name="P1" draw:layer="layout" svg:width="3.804cm" svg:height="0.962cm" svg:x="22.606cm" svg:y="2.34cm">
          <draw:text-box>
            <text:p>disponibilité</text:p>
          </draw:text-box>
        </draw:frame>
        <presentation:notes draw:style-name="dp2">
          <draw:page-thumbnail draw:style-name="gr2" draw:layer="layout" svg:width="19.798cm" svg:height="11.136cm" svg:x="0.6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39" draw:text-style-name="P1" draw:layer="layout" svg:width="5.04cm" svg:height="9.494cm" svg:x="1.483cm" svg:y="3.37cm">
          <draw:text-box>
            <text:p><text:span text:style-name="T1">Actions</text:span><text:line-break/><text:line-break/>Creuser/équiper<text:line-break/><text:line-break/>Prélever eau</text:p>
            <text:p/>
            <text:p>Prélever sol</text:p>
            <text:p/>
            <text:p>Mesurer in-situ</text:p>
            <text:p/>
            <text:p>Observer</text:p>
            <text:p/>
            <text:p>Combler...</text:p>
          </draw:text-box>
        </draw:frame>
        <draw:line draw:style-name="gr6" draw:text-style-name="P4" draw:layer="layout" svg:x1="9.144cm" svg:y1="5.334cm" svg:x2="16.256cm" svg:y2="5.334cm">
          <text:p/>
        </draw:line>
        <draw:frame draw:style-name="gr40" draw:text-style-name="P1" draw:layer="layout" svg:width="2.509cm" svg:height="0.962cm" svg:x="16.518cm" svg:y="4.834cm">
          <draw:text-box>
            <text:p>Forage</text:p>
          </draw:text-box>
        </draw:frame>
        <draw:line draw:style-name="gr6" draw:text-style-name="P4" draw:layer="layout" svg:x1="9.144cm" svg:y1="12.434cm" svg:x2="16.256cm" svg:y2="12.434cm">
          <text:p/>
        </draw:line>
        <draw:frame draw:style-name="gr40" draw:text-style-name="P1" draw:layer="layout" svg:width="2.509cm" svg:height="0.962cm" svg:x="16.518cm" svg:y="11.934cm">
          <draw:text-box>
            <text:p>Forage</text:p>
          </draw:text-box>
        </draw:frame>
        <draw:line draw:style-name="gr41" draw:text-style-name="P4" draw:layer="layout" svg:x1="17.272cm" svg:y1="11.934cm" svg:x2="18.288cm" svg:y2="12.896cm">
          <text:p/>
        </draw:line>
        <draw:line draw:style-name="gr41" draw:text-style-name="P4" draw:layer="layout" svg:x1="18.034cm" svg:y1="11.934cm" svg:x2="17.272cm" svg:y2="12.896cm">
          <text:p/>
        </draw:line>
        <draw:line draw:style-name="gr6" draw:text-style-name="P4" draw:layer="layout" svg:x1="9.144cm" svg:y1="6.858cm" svg:x2="16.256cm" svg:y2="6.858cm">
          <text:p/>
        </draw:line>
        <draw:frame draw:style-name="gr42" draw:text-style-name="P1" draw:layer="layout" svg:width="4.828cm" svg:height="0.962cm" svg:x="16.518cm" svg:y="6.358cm">
          <draw:text-box>
            <text:p>Echantillon eau</text:p>
          </draw:text-box>
        </draw:frame>
        <draw:line draw:style-name="gr6" draw:text-style-name="P4" draw:layer="layout" svg:x1="8.991cm" svg:y1="8.128cm" svg:x2="16.256cm" svg:y2="8.128cm">
          <text:p/>
        </draw:line>
        <draw:frame draw:style-name="gr43" draw:text-style-name="P1" draw:layer="layout" svg:width="4.583cm" svg:height="0.962cm" svg:x="16.518cm" svg:y="7.758cm">
          <draw:text-box>
            <text:p>Echantillon sol</text:p>
          </draw:text-box>
        </draw:frame>
        <draw:line draw:style-name="gr6" draw:text-style-name="P4" draw:layer="layout" svg:x1="8.991cm" svg:y1="9.398cm" svg:x2="16.256cm" svg:y2="9.398cm">
          <text:p/>
        </draw:line>
        <draw:frame draw:style-name="gr44" draw:text-style-name="P1" draw:layer="layout" svg:width="5.819cm" svg:height="0.962cm" svg:x="16.464cm" svg:y="8.998cm">
          <draw:text-box>
            <text:p>Grandeur mesurée</text:p>
          </draw:text-box>
        </draw:frame>
        <draw:line draw:style-name="gr6" draw:text-style-name="P4" draw:layer="layout" svg:x1="8.991cm" svg:y1="10.898cm" svg:x2="16.256cm" svg:y2="10.898cm">
          <text:p/>
        </draw:line>
        <draw:frame draw:style-name="gr45" draw:text-style-name="P1" draw:layer="layout" svg:width="3.918cm" svg:height="0.962cm" svg:x="16.464cm" svg:y="10.498cm">
          <draw:text-box>
            <text:p>Observation</text:p>
          </draw:text-box>
        </draw:frame>
        <presentation:notes draw:style-name="dp2">
          <draw:page-thumbnail draw:style-name="gr2" draw:layer="layout" svg:width="19.798cm" svg:height="11.136cm" svg:x="0.6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46" draw:text-style-name="P1" draw:layer="layout" svg:width="21.698cm" svg:height="4.517cm" svg:x="2.032cm" svg:y="1.778cm">
          <draw:text-box>
            <text:p>Q: Moyen de mesure des altitudes dans les fichiers Excel Siterem? </text:p>
            <text:p>Q: Référence d’altitude niveau du sol ?</text:p>
            <text:p>Q: Lors des levés des cotes des forages, quelle est la référence</text:p>
            <text:p>Q: où peut-on trouver la description lithologique des forages de l’extension?</text:p>
            <text:p/>
            <text:p>Levé topo de Geotopo 2019 → niveau du terrain avant décapage</text:p>
          </draw:text-box>
        </draw:frame>
        <draw:path draw:style-name="gr29" draw:text-style-name="P4" draw:layer="layout" svg:width="10.097cm" svg:height="1.205cm" draw:transform="rotate (0.11065387457644) translate (15.1068052513463cm 10.7392107095807cm)" svg:viewBox="0 0 10098 1206" svg:d="M0 1206c2300 0 6760-1038 6760-1038l3085-168 253 28">
          <text:p/>
        </draw:path>
        <draw:path draw:style-name="gr29" draw:text-style-name="P4" draw:layer="layout" svg:width="10.097cm" svg:height="1.205cm" draw:transform="rotate (0.11065387457644) translate (15.1068052513463cm 10.2392107095807cm)" svg:viewBox="0 0 10098 1206" svg:d="M0 1206c2300 0 6733-793 6733-793l3112-413 253 28">
          <text:p/>
        </draw:path>
        <draw:path draw:style-name="gr47" draw:text-style-name="P4" draw:layer="layout" svg:width="10.097cm" svg:height="1.205cm" draw:transform="rotate (0.11065387457644) translate (15.1068052513463cm 10.3392107095807cm)" svg:viewBox="0 0 10098 1206" svg:d="M0 1206c2300 0 6760-1038 6760-1038l3085-168 253 28">
          <text:p/>
        </draw:path>
        <presentation:notes draw:style-name="dp2">
          <draw:page-thumbnail draw:style-name="gr2" draw:layer="layout" svg:width="19.798cm" svg:height="11.136cm" svg:x="0.6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48" draw:text-style-name="P1" draw:layer="layout" svg:width="19.108cm" svg:height="4.517cm" svg:x="2.032cm" svg:y="1.778cm">
          <draw:text-box>
            <text:p>A faire :</text:p>
            <text:p/>
            <text:p>Liste des forages avec la cote du sommet du tube et la profondeur</text:p>
            <text:p>Surface topographique avant décapage</text:p>
            <text:p>Surface topographique après décapage</text:p>
            <text:p>Observations niveaux de remblais</text:p>
          </draw:text-box>
        </draw:frame>
        <presentation:notes draw:style-name="dp2">
          <draw:page-thumbnail draw:style-name="gr2" draw:layer="layout" svg:width="19.798cm" svg:height="11.136cm" svg:x="0.6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9.383cm" svg:x="1.4cm" svg:y="1.285cm" presentation:class="outline" presentation:user-transformed="true">
          <draw:text-box>
            <text:list text:style-name="L2">
              <text:list-item>
                <text:p>Thierry à fait un nivellement et relevé la position au GPS des têtes des différents ouvrages du pilote et extension. Référence locale altitude coin marqué sur la dalle de la PAC (Z local =0.0) (Fixer valeur conventionnelle pour l’altitude 2DNG)</text:p>
              </text:list-item>
              <text:list-item>
                <text:p>Conserver le Z pour les mesures sur les ouvrages qui ne sont plus accessibles</text:p>
              </text:list-item>
              <text:list-item>
                <text:p>Pour les ouvrages existants, une correction des altitudes (notamment piezo) sera faite sur cette base</text:p>
              </text:list-item>
              <text:list-item>
                <text:p>Pour le creusement des forages, c’est le niveau du sol qui a été utilisé. Un nivellement avant décapage a été réalisé par geotopo en 02/2019. Pour les forages de l’extension, c’est le niveau de sol près décapage qui sert de référence. Le niveau décapé est censé être horizontal. Décapage ~.40m, Thierry et Liza regardent si on peut affiner cette estimation. Vérifier si les coordonnées Z du sol <text:s/></text:p>
              </text:list-item>
            </text:list>
          </draw:text-box>
        </draw:frame>
        <draw:path draw:style-name="gr49" draw:text-style-name="P4" draw:layer="layout" svg:width="9.937cm" svg:height="0.26cm" draw:transform="rotate (0.110653874576441) translate (15.2399999999812cm 13.5379999998304cm)" svg:viewBox="0 0 9938 261" svg:d="M0 0c2300 0 6871 260 6871 260l2310-83 757 84">
          <text:p/>
        </draw:path>
        <draw:path draw:style-name="gr50" draw:text-style-name="P4" draw:layer="layout" svg:width="10.097cm" svg:height="1.205cm" draw:transform="rotate (0.11065387457644) translate (15.1068052513463cm 11.8392107095807cm)" svg:viewBox="0 0 10098 1206" svg:d="M0 1206c2300 0 6733-793 6733-793l3112-413 253 28">
          <text:p/>
        </draw:path>
        <draw:path draw:style-name="gr47" draw:text-style-name="P4" draw:layer="layout" svg:width="9.957cm" svg:height="0.111cm" draw:transform="rotate (0.11065387457644) translate (15.2368992255742cm 12.6720921792248cm)" svg:viewBox="0 0 9958 112" svg:d="M0 28c2300 0 6648-28 6648-28h2300l1010 112">
          <text:p/>
        </draw:path>
        <draw:frame draw:style-name="gr51" draw:text-style-name="P1" draw:layer="layout" svg:width="2.051cm" svg:height="0.962cm" svg:x="23.114cm" svg:y="9.96cm">
          <draw:text-box>
            <text:p>avant</text:p>
          </draw:text-box>
        </draw:frame>
        <draw:frame draw:style-name="gr52" draw:text-style-name="P1" draw:layer="layout" svg:width="3.279cm" svg:height="0.962cm" svg:x="23.115cm" svg:y="11.96cm">
          <draw:text-box>
            <text:p>décapage</text:p>
          </draw:text-box>
        </draw:frame>
        <draw:frame draw:style-name="gr53" draw:text-style-name="P1" draw:layer="layout" svg:width="3.106cm" svg:height="0.962cm" svg:x="23.816cm" svg:y="10.86cm">
          <draw:text-box>
            <text:p>remblayé</text:p>
          </draw:text-box>
        </draw:frame>
        <draw:line draw:style-name="gr29" draw:text-style-name="P4" draw:layer="layout" svg:x1="15.24cm" svg:y1="12.7cm" svg:x2="24.892cm" svg:y2="12.446cm">
          <text:p/>
        </draw:line>
        <draw:path draw:style-name="gr49" draw:text-style-name="P4" draw:layer="layout" svg:width="9.937cm" svg:height="0.26cm" draw:transform="rotate (0.110653874576441) translate (2.53999999998115cm 13.7159999998304cm)" svg:viewBox="0 0 9938 261" svg:d="M0 0c2300 0 6871 260 6871 260l2310-83 757 84">
          <text:p/>
        </draw:path>
        <draw:line draw:style-name="gr54" draw:text-style-name="P4" draw:layer="layout" svg:x1="6.604cm" svg:y1="12.446cm" svg:x2="6.604cm" svg:y2="14.986cm">
          <text:p/>
        </draw:line>
        <draw:custom-shape draw:style-name="gr19" draw:text-style-name="P7" draw:layer="layout" svg:width="0.254cm" svg:height="0.254cm" svg:x="6.096cm" svg:y="13.2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7" draw:layer="layout" svg:width="0.254cm" svg:height="0.001cm" svg:x="2.286cm" svg:y="-1.778cm">
          <text:p/>
          <draw:enhanced-geometry svg:viewBox="0 0 21600 21600" draw:glue-points="10800 0 0 10800 10800 21600 21600 10800" draw:text-areas="5400 5400 16200 16200" draw:type="diamond" draw:enhanced-path="M 10800 0 L 21600 10800 10800 21600 0 10800 10800 0 Z N"/>
        </draw:custom-shape>
        <draw:path draw:style-name="gr47" draw:text-style-name="P4" draw:layer="layout" svg:width="9.957cm" svg:height="0.111cm" draw:transform="rotate (0.11065387457644) translate (2.02889922557423cm 12.4180921792248cm)" svg:viewBox="0 0 9958 112" svg:d="M0 28c2300 0 6648-28 6648-28h2300l1010 112">
          <text:p/>
        </draw:path>
        <draw:custom-shape draw:style-name="gr55" draw:text-style-name="P4" draw:layer="layout" svg:width="2.032cm" svg:height="1.27cm" svg:x="5.588cm" svg:y="11.684cm">
          <text:p/>
          <draw:enhanced-geometry svg:viewBox="0 0 21600 21600" draw:type="rectangle" draw:enhanced-path="M 0 0 L 21600 0 21600 21600 0 21600 0 0 Z N"/>
        </draw:custom-shape>
        <draw:custom-shape draw:style-name="gr19" draw:text-style-name="P7" draw:layer="layout" svg:width="0.254cm" svg:height="0.254cm" svg:x="6.604cm" svg:y="12.2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6" draw:text-style-name="P7" draw:layer="layout" svg:width="2.286cm" svg:height="0.686cm" svg:x="0.762cm" svg:y="12.192cm">
          <text:p/>
          <draw:enhanced-geometry svg:viewBox="0 0 21600 21600" draw:type="rectangle" draw:enhanced-path="M 0 0 L 21600 0 21600 21600 0 21600 0 0 Z N"/>
        </draw:custom-shape>
        <draw:custom-shape draw:style-name="gr19" draw:text-style-name="P7" draw:layer="layout" svg:width="0.254cm" svg:height="0.254cm" svg:x="2.948cm" svg:y="12.038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9.798cm" svg:height="11.136cm" svg:x="0.6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2" draw:layer="layout" svg:width="25.199cm" svg:height="4.318cm" svg:x="1.27cm" svg:y="1.524cm" presentation:class="outline" presentation:user-transformed="true">
          <draw:text-box>
            <text:list text:style-name="L2">
              <text:list-item>
                <text:p><text:span text:style-name="T2">Liza prend l’altitude du coin de dalle utilisé comme référence altitudinale locale </text:span><text:span text:style-name="T2">par Thierry avec son GPS. </text:span>Cette altitude sera utilisée comme référence d’altitude conventionnelle</text:p>
              </text:list-item>
              <text:list-item>
                <text:p>Liza prend les coordonnées des limites de la zone des saules sur l’extension et les deux points de références altitudinales de Thierry (coin dalle béton PAC + sur la dalle béton devant la porte qui est dans mur à l’est du site)</text:p>
              </text:list-item>
            </text:list>
          </draw:text-box>
        </draw:fram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57" draw:text-style-name="P1" draw:layer="layout" svg:width="24.638cm" svg:height="8.783cm" svg:x="2.032cm" svg:y="1.779cm">
          <draw:text-box>
            <text:p><text:span text:style-name="T1">CARACTERISATION ET SUIVI BIO SUR ECHANTILLONS D’EAU</text:span></text:p>
            <text:p><text:s/></text:p>
            <text:p>→ Anne-Lise envoie la synthèse des analyses biologiques disponibles à ce jour</text:p>
            <text:p/>
            <text:p>Nom du forage, date du prélèvement, référence échantillon, résultats (comptages ou fourchettes)</text:p>
            <text:p/>
            <text:p><text:span text:style-name="T1">CARACTERISATION SUR ECHANTILLONS DE SOL</text:span></text:p>
            <text:p>Anne-Lise vérifie si les échantillons de sol ont été homogénéisés avant analyse (homogénéisation verticale et ?latérale aussi?) sur le simulateur<text:line-break/><text:line-break/></text:p>
          </draw:text-box>
        </draw:frame>
        <presentation:notes draw:style-name="dp2">
          <draw:page-thumbnail draw:style-name="gr2" draw:layer="layout" svg:width="19.798cm" svg:height="11.136cm" svg:x="0.6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58" draw:text-style-name="P1" draw:layer="layout" svg:width="24.638cm" svg:height="10.205cm" svg:x="2.032cm" svg:y="1.779cm">
          <draw:text-box>
            <text:p><text:span text:style-name="T1">DESCRIPTION DES FORAGES DU SIMULATEUR ET DU PILOTE</text:span> </text:p>
            <text:p>→ Liza complète le fichier Database MEMORIS3.xlsx</text:p>
            <text:p/>
            <text:p><text:span text:style-name="T1">ANALYSES DES ECHANTILLONS DE SOL</text:span></text:p>
            <text:p><text:span text:style-name="T1"/></text:p>
            <text:p><text:span text:style-name="T3">Pour les échantillons de sol c’est le niveau du sol au moment du forage qui est la référence altitudinale. Pour les tableaux qui contiennent des informations de positionnement, vérifier la cohérence des positions et recalculer le Z pour les échantillons prélevés après décapage.</text:span></text:p>
            <text:p/>
            <text:p><text:span text:style-name="T1">ANALYSES DES ECHANTILLONS DES EAUX</text:span></text:p>
            <text:p><text:span text:style-name="T1"/></text:p>
            <text:p><text:span text:style-name="T3">RAS</text:span></text:p>
            <text:p><text:span text:style-name="T1"/></text:p>
          </draw:text-box>
        </draw:frame>
        <presentation:notes draw:style-name="dp2">
          <draw:page-thumbnail draw:style-name="gr2" draw:layer="layout" svg:width="19.798cm" svg:height="11.136cm" svg:x="0.6cm" svg:y="2.257cm" draw:page-number="10"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2-02T08:25:57.663764988</meta:creation-date>
    <dc:date>2021-02-02T17:58:56.179514239</dc:date>
    <meta:editing-duration>PT1H25M4S</meta:editing-duration>
    <meta:editing-cycles>5</meta:editing-cycles>
    <meta:generator>LibreOffice/6.0.7.3$Linux_X86_64 LibreOffice_project/00m0$Build-3</meta:generator>
    <meta:document-statistic meta:object-count="135"/>
  </office:meta>
</office:document-meta>
</file>